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e6e6ff" draw:opacity="50%" draw:textarea-horizontal-align="left" draw:textarea-vertical-align="bottom" draw:auto-grow-height="false" draw:shadow-opacity="50%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marker-end="Arrow_20_concave" draw:marker-end-width="0.3cm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fill-color="#ffff99" draw:textarea-horizontal-align="justify" draw:textarea-vertical-align="middle" draw:auto-grow-height="fals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14pt" style:font-size-asian="18pt" style:font-size-complex="18pt"/>
    </style:style>
    <style:style style:name="P3" style:family="paragraph">
      <style:paragraph-properties fo:text-align="center"/>
      <style:text-properties fo:font-size="14pt"/>
    </style:style>
    <style:style style:name="T1" style:family="text">
      <style:text-properties fo:font-size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1" draw:id="id1" draw:layer="layout" svg:width="8.3cm" svg:height="8.9cm" svg:x="2cm" svg:y="2.7cm">
          <text:p text:style-name="P1"><text:span text:style-name="T1">provider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6" draw:id="id6" draw:layer="layout" svg:width="1.73cm" svg:height="0.81cm" svg:x="6.2cm" svg:y="7.29cm">
          <text:p text:style-name="P1"><text:span text:style-name="T1">ft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8" draw:id="id8" draw:layer="layout" svg:width="3.8cm" svg:height="0.808cm" svg:x="6.2cm" svg:y="3.992cm">
          <text:p text:style-name="P1"><text:span text:style-name="T1">http-lightweigh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draw:type="line" svg:x1="6.15cm" svg:y1="2.7cm" svg:x2="6.15cm" svg:y2="1.908cm" draw:start-shape="id1" draw:end-shape="id2" draw:end-glue-point="2" svg:d="m6150 2700v-792">
          <text:p/>
        </draw:connector>
        <draw:custom-shape draw:style-name="gr2" draw:text-style-name="P2" draw:layer="layout" svg:width="1.73cm" svg:height="0.81cm" svg:x="6.2cm" svg:y="2.89cm">
          <text:p text:style-name="P1"><text:span text:style-name="T1">fi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2" draw:id="id2" draw:layer="layout" svg:width="3.334cm" svg:height="0.808cm" svg:x="4.483cm" svg:y="1.1cm">
          <text:p text:style-name="P1"><text:span text:style-name="T1">provider-ap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3" draw:id="id3" draw:layer="layout" svg:width="1.73cm" svg:height="0.81cm" svg:x="6.2cm" svg:y="5.09cm">
          <text:p text:style-name="P1"><text:span text:style-name="T1">htt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16" draw:id="id16" draw:layer="layout" svg:width="2.566cm" svg:height="0.808cm" svg:x="6.2cm" svg:y="6.192cm">
          <text:p text:style-name="P1"><text:span text:style-name="T1">webdav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12" draw:id="id12" draw:layer="layout" svg:width="1.73cm" svg:height="0.81cm" svg:x="6.2cm" svg:y="9.49cm">
          <text:p text:style-name="P1"><text:span text:style-name="T1">ssh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layer="layout" svg:width="0.502cm" svg:height="1.187cm" svg:x="8cm" svg:y="19cm">
          <draw:text-box>
            <text:p/>
          </draw:text-box>
        </draw:frame>
        <draw:custom-shape draw:style-name="gr2" draw:text-style-name="P2" xml:id="id10" draw:id="id10" draw:layer="layout" svg:width="1.73cm" svg:height="0.81cm" svg:x="6.2cm" svg:y="10.59cm">
          <text:p text:style-name="P1"><text:span text:style-name="T1">scm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layer="layout" svg:width="0.502cm" svg:height="1.187cm" svg:x="6.2cm" svg:y="7.29cm">
          <draw:text-box>
            <text:p/>
          </draw:text-box>
        </draw:frame>
        <draw:custom-shape draw:style-name="gr2" draw:text-style-name="P2" xml:id="id4" draw:id="id4" draw:layer="layout" svg:width="3.266cm" svg:height="0.808cm" svg:x="2.334cm" svg:y="4.6cm">
          <text:p text:style-name="P1"><text:span text:style-name="T1">http-shared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draw:type="line" svg:x1="6.2cm" svg:y1="5.495cm" svg:x2="5.6cm" svg:y2="5.004cm" draw:start-shape="id3" draw:start-glue-point="3" draw:end-shape="id4" draw:end-glue-point="1" svg:d="m6200 5495-600-491">
          <text:p/>
        </draw:connector>
        <draw:custom-shape draw:style-name="gr5" draw:text-style-name="P2" xml:id="id5" draw:id="id5" draw:layer="layout" svg:width="4.966cm" svg:height="0.808cm" svg:x="11cm" svg:y="5.092cm">
          <text:p text:style-name="P1"><text:span text:style-name="T1">commons-http-cli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draw:type="line" svg:x1="7.93cm" svg:y1="5.495cm" svg:x2="11cm" svg:y2="5.496cm" draw:start-shape="id3" draw:start-glue-point="1" draw:end-shape="id5" svg:d="m7930 5495 3070 1">
          <text:p/>
        </draw:connector>
        <draw:custom-shape draw:style-name="gr5" draw:text-style-name="P2" xml:id="id7" draw:id="id7" draw:layer="layout" svg:width="3.666cm" svg:height="0.808cm" svg:x="11cm" svg:y="7.292cm">
          <text:p text:style-name="P1"><text:span text:style-name="T1">commons-ne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draw:type="line" svg:x1="7.93cm" svg:y1="7.695cm" svg:x2="11cm" svg:y2="7.696cm" draw:start-shape="id6" draw:end-shape="id7" svg:d="m7930 7695 3070 1">
          <text:p/>
        </draw:connector>
        <draw:connector draw:style-name="gr3" draw:text-style-name="P3" draw:layer="layout" draw:type="line" svg:x1="6.2cm" svg:y1="4.396cm" svg:x2="5.6cm" svg:y2="5.004cm" draw:start-shape="id8" draw:end-shape="id4" svg:d="m6200 4396-600 608">
          <text:p/>
        </draw:connector>
        <draw:custom-shape draw:style-name="gr2" draw:text-style-name="P2" xml:id="id9" draw:id="id9" draw:layer="layout" svg:width="3.366cm" svg:height="0.808cm" svg:x="10.734cm" svg:y="1.1cm">
          <text:p text:style-name="P1"><text:span text:style-name="T1">provider-te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draw:type="line" svg:x1="10.734cm" svg:y1="1.504cm" svg:x2="7.817cm" svg:y2="1.504cm" draw:start-shape="id9" draw:start-glue-point="3" draw:end-shape="id2" draw:end-glue-point="1" svg:d="m10734 1504h-2917">
          <text:p/>
        </draw:connector>
        <draw:custom-shape draw:style-name="gr5" draw:text-style-name="P2" xml:id="id11" draw:id="id11" draw:layer="layout" svg:width="4cm" svg:height="0.808cm" svg:x="11cm" svg:y="10.592cm">
          <text:p text:style-name="P1"><text:span text:style-name="T1">maven-scm-ap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draw:type="line" svg:x1="7.93cm" svg:y1="10.995cm" svg:x2="11cm" svg:y2="10.996cm" draw:start-shape="id10" draw:start-glue-point="1" draw:end-shape="id11" draw:end-glue-point="3" svg:d="m7930 10995 3070 1">
          <text:p/>
        </draw:connector>
        <draw:custom-shape draw:style-name="gr5" draw:text-style-name="P2" xml:id="id13" draw:id="id13" draw:layer="layout" svg:width="1.666cm" svg:height="0.808cm" svg:x="11cm" svg:y="9.5cm">
          <text:p text:style-name="P1"><text:span text:style-name="T1">jsc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draw:type="line" svg:x1="7.93cm" svg:y1="9.895cm" svg:x2="11cm" svg:y2="9.904cm" draw:start-shape="id12" draw:start-glue-point="1" draw:end-shape="id13" draw:end-glue-point="3" svg:d="m7930 9895 3070 9">
          <text:p/>
        </draw:connector>
        <draw:custom-shape draw:style-name="gr2" draw:text-style-name="P2" xml:id="id14" draw:id="id14" draw:layer="layout" svg:width="3.166cm" svg:height="0.808cm" svg:x="2.334cm" svg:y="8.992cm">
          <text:p text:style-name="P1"><text:span text:style-name="T1">ssh-comm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draw:type="line" svg:x1="6.2cm" svg:y1="9.895cm" svg:x2="5.5cm" svg:y2="9.396cm" draw:start-shape="id12" draw:start-glue-point="3" draw:end-shape="id14" draw:end-glue-point="1" svg:d="m6200 9895-700-499">
          <text:p/>
        </draw:connector>
        <draw:custom-shape draw:style-name="gr2" draw:text-style-name="P2" xml:id="id15" draw:id="id15" draw:layer="layout" svg:width="3.23cm" svg:height="0.81cm" svg:x="6.2cm" svg:y="8.4cm">
          <text:p text:style-name="P1"><text:span text:style-name="T1">ssh-extern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draw:type="line" svg:x1="6.2cm" svg:y1="8.805cm" svg:x2="5.5cm" svg:y2="9.396cm" draw:start-shape="id15" draw:start-glue-point="3" draw:end-shape="id14" draw:end-glue-point="1" svg:d="m6200 8805-700 591">
          <text:p/>
        </draw:connector>
        <draw:custom-shape draw:style-name="gr2" draw:text-style-name="P2" xml:id="id17" draw:id="id17" draw:layer="layout" svg:width="3.266cm" svg:height="0.808cm" svg:x="2.334cm" svg:y="6.2cm">
          <text:p text:style-name="P1"><text:span text:style-name="T1">http-shar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draw:type="line" svg:x1="6.2cm" svg:y1="6.596cm" svg:x2="5.6cm" svg:y2="6.604cm" draw:start-shape="id16" draw:start-glue-point="3" draw:end-shape="id17" draw:end-glue-point="1" svg:d="m6200 6596-600 8">
          <text:p/>
        </draw:connector>
        <draw:custom-shape draw:style-name="gr5" draw:text-style-name="P2" xml:id="id18" draw:id="id18" draw:layer="layout" svg:width="3cm" svg:height="0.808cm" svg:x="11cm" svg:y="6.192cm">
          <text:p text:style-name="P1"><text:span text:style-name="T1">jackrabb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draw:type="line" svg:x1="8.766cm" svg:y1="6.596cm" svg:x2="11cm" svg:y2="6.596cm" draw:start-shape="id16" draw:start-glue-point="1" draw:end-shape="id18" svg:d="m8766 6596h2234">
          <text:p/>
        </draw:connector>
        <draw:custom-shape draw:style-name="gr2" draw:text-style-name="P2" xml:id="id19" draw:id="id19" draw:layer="layout" svg:width="2.466cm" svg:height="0.808cm" svg:x="10.734cm" svg:y="2.1cm">
          <text:p text:style-name="P1"><text:span text:style-name="T1">tck-htt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draw:type="line" svg:x1="10.734cm" svg:y1="2.504cm" svg:x2="7.817cm" svg:y2="1.504cm" draw:start-shape="id19" draw:start-glue-point="3" draw:end-shape="id2" draw:end-glue-point="1" svg:d="m10734 2504-2917-100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marker draw:name="Arrow" svg:viewBox="0 0 20 30" svg:d="m10 0-10 30h20z"/>
    <draw:marker draw:name="Arrow_20_concave" draw:display-name="Arrow concave" svg:viewBox="0 0 1131 1580" svg:d="m1013 1491 118 89-567-1580-564 1580 114-85 136-68 148-46 161-17 161 13 153 46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4" draw:fill-image-name="Bitmape_20_5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generator>LibreOffice/3.3$Unix LibreOffice_project/330m19$Build-301</meta:generator>
    <meta:creation-date>2008-12-20T23:12:09</meta:creation-date>
    <dc:date>2011-09-18T23:01:37</dc:date>
    <meta:editing-cycles>48</meta:editing-cycles>
    <meta:editing-duration>PT10H48M13S</meta:editing-duration>
    <meta:document-statistic meta:object-count="35"/>
    <meta:user-defined meta:name="Info 1"/>
    <meta:user-defined meta:name="Info 2"/>
    <meta:user-defined meta:name="Info 3"/>
    <meta:user-defined meta:name="Info 4"/>
  </office:meta>
</office:document-meta>
</file>